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179.18mm"/>
    </style:style>
    <style:style style:name="co22" style:family="table-column">
      <style:table-column-properties fo:break-before="auto" style:column-width="211.05mm"/>
    </style:style>
    <style:style style:name="co19" style:family="table-column">
      <style:table-column-properties fo:break-before="auto" style:column-width="47.8mm"/>
    </style:style>
    <style:style style:name="co23" style:family="table-column">
      <style:table-column-properties fo:break-before="auto" style:column-width="44.64mm"/>
    </style:style>
    <style:style style:name="co24" style:family="table-column">
      <style:table-column-properties fo:break-before="auto" style:column-width="29.83mm"/>
    </style:style>
    <style:style style:name="co25" style:family="table-column">
      <style:table-column-properties fo:break-before="auto" style:column-width="31.7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3" style:family="table-cell" style:parent-style-name="Default">
      <style:table-cell-properties fo:background-color="#ddddd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77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2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5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6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2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2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2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2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5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6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2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2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NewGrammar.B5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6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9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1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21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22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NewGrammar.B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NewGrammar.B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29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NewGrammar.B3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NewGrammar.B1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41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42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45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46"/>
    </style:style>
    <style:style style:name="ce59" style:family="table-cell" style:parent-style-name="Default">
      <style:table-cell-properties fo:background-color="#dddddd"/>
      <style:map style:condition="is-true-formula(empty())" style:apply-style-name="Untitled1" style:base-cell-address="NewGrammar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NewGrammar.B1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NewGrammar.D3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NewGrammar.D3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D3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D44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68"/>
        <table:table-column table:style-name="co2" table:default-cell-style-name="ce69"/>
        <table:table-column table:style-name="co3" table:number-columns-repeated="2" table:default-cell-style-name="ce69"/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7" table:default-cell-style-name="ce69"/>
        <table:table-column table:style-name="co9" table:default-cell-style-name="ce69"/>
        <table:table-column table:style-name="co7" table:default-cell-style-name="ce69"/>
        <table:table-column table:style-name="co10" table:default-cell-style-name="ce69"/>
        <table:table-column table:style-name="co7" table:default-cell-style-name="ce69"/>
        <table:table-column table:style-name="co11" table:default-cell-style-name="ce69"/>
        <table:table-column table:style-name="co7" table:default-cell-style-name="ce69"/>
        <table:table-column table:style-name="co11" table:default-cell-style-name="ce69"/>
        <table:table-column table:style-name="co12" table:default-cell-style-name="ce69"/>
        <table:table-column table:style-name="co9" table:default-cell-style-name="ce69"/>
        <table:table-column table:style-name="co13" table:number-columns-repeated="2" table:default-cell-style-name="ce69"/>
        <table:table-column table:style-name="co7" table:default-cell-style-name="ce69"/>
        <table:table-column table:style-name="co11" table:default-cell-style-name="ce69"/>
        <table:table-column table:style-name="co14" table:default-cell-style-name="ce77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72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73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70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71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70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70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0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4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70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75" office:value-type="string" calcext:value-type="string" table:number-columns-spanned="2" table:number-rows-spanned="1">
            <text:p>CODE</text:p>
          </table:table-cell>
          <table:covered-table-cell table:style-name="ce76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NewGrammar" table:style-name="ta1">
        <table:table-column table:style-name="co19" table:default-cell-style-name="ce24"/>
        <table:table-column table:style-name="co2" table:default-cell-style-name="ce40"/>
        <table:table-column table:style-name="co23" table:default-cell-style-name="ce40"/>
        <table:table-column table:style-name="co24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25" table:default-cell-style-name="ce40"/>
        <table:table-column table:style-name="co9" table:default-cell-style-name="ce40"/>
        <table:table-column table:style-name="co7" table:default-cell-style-name="ce40"/>
        <table:table-column table:style-name="co10" table:default-cell-style-name="ce40"/>
        <table:table-column table:style-name="co7" table:default-cell-style-name="ce40"/>
        <table:table-column table:style-name="co11" table:default-cell-style-name="ce40"/>
        <table:table-column table:style-name="co7" table:default-cell-style-name="ce40"/>
        <table:table-column table:style-name="co11" table:default-cell-style-name="ce40"/>
        <table:table-column table:style-name="co12" table:default-cell-style-name="ce40"/>
        <table:table-column table:style-name="co9" table:default-cell-style-name="ce40"/>
        <table:table-column table:style-name="co13" table:number-columns-repeated="2" table:default-cell-style-name="ce40"/>
        <table:table-column table:style-name="co7" table:default-cell-style-name="ce40"/>
        <table:table-column table:style-name="co11" table:default-cell-style-name="ce40"/>
        <table:table-column table:style-name="co14" table:default-cell-style-name="ce59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OC_DEFS_PART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PROC_DEFS_PART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style-name="ce26" office:value-type="string" calcext:value-type="string">
            <text:p>PROC_DEFS_PART</text:p>
          </table:table-cell>
          <table:table-cell table:style-name="ce42" office:value-type="string" calcext:value-type="string">
            <text:p>ε</text:p>
          </table:table-cell>
          <table:table-cell table:style-name="ce41"/>
          <table:table-cell table:number-columns-repeated="22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OC_DEFS_PART2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PROC_DEFS_PART2</text:p>
          </table:table-cell>
          <table:table-cell table:style-name="ce43" office:value-type="string" calcext:value-type="string">
            <text:p>PROC_DEFS</text:p>
          </table:table-cell>
          <table:table-cell table:style-name="ce59"/>
          <table:table-cell table:number-columns-repeated="22"/>
        </table:table-row>
        <table:table-row table:style-name="ro1">
          <table:table-cell table:style-name="ce28" office:value-type="string" calcext:value-type="string">
            <text:p>PROC_DEFS_PART2</text:p>
          </table:table-cell>
          <table:table-cell table:style-name="ce44" office:value-type="string" calcext:value-type="string">
            <text:p>ε</text:p>
          </table:table-cell>
          <table:table-cell table:style-name="ce59"/>
          <table:table-cell table:number-columns-repeated="22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0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CODE_PART</text:p>
          </table:table-cell>
          <table:table-cell table:style-name="ce61"/>
          <table:table-cell table:number-columns-repeated="21"/>
        </table:table-row>
        <table:table-row table:style-name="ro1">
          <table:table-cell table:style-name="ce29" office:value-type="string" calcext:value-type="string">
            <text:p>CODE_PART</text:p>
          </table:table-cell>
          <table:table-cell table:style-name="ce45" office:value-type="string" calcext:value-type="string">
            <text:p>;</text:p>
          </table:table-cell>
          <table:table-cell table:style-name="ce45" office:value-type="string" calcext:value-type="string">
            <text:p>CODE</text:p>
          </table:table-cell>
          <table:table-cell table:style-name="ce59"/>
          <table:table-cell table:number-columns-repeated="21"/>
        </table:table-row>
        <table:table-row table:style-name="ro1">
          <table:table-cell table:style-name="ce29" office:value-type="string" calcext:value-type="string">
            <text:p>CODE_PART</text:p>
          </table:table-cell>
          <table:table-cell table:style-name="ce46" office:value-type="string" calcext:value-type="string">
            <text:p>ε</text:p>
          </table:table-cell>
          <table:table-cell table:style-name="ce45"/>
          <table:table-cell table:style-name="ce59"/>
          <table:table-cell table:number-columns-repeated="21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NC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CL_PART</text:p>
          </table:table-cell>
          <table:table-cell table:number-columns-repeated="21"/>
        </table:table-row>
        <table:table-row table:style-name="ro1">
          <table:table-cell table:style-name="ce30" office:value-type="string" calcext:value-type="string">
            <text:p>DECL_PART</text:p>
          </table:table-cell>
          <table:table-cell table:style-name="ce47" office:value-type="string" calcext:value-type="string">
            <text:p>;</text:p>
          </table:table-cell>
          <table:table-cell table:style-name="ce47" office:value-type="string" calcext:value-type="string">
            <text:p>DECL</text:p>
          </table:table-cell>
          <table:table-cell table:style-name="ce59" table:number-columns-repeated="2"/>
          <table:table-cell table:number-columns-repeated="20"/>
        </table:table-row>
        <table:table-row table:style-name="ro1">
          <table:table-cell table:style-name="ce31" office:value-type="string" calcext:value-type="string">
            <text:p>DECL_PART</text:p>
          </table:table-cell>
          <table:table-cell table:style-name="ce48" office:value-type="string" calcext:value-type="string">
            <text:p>ε</text:p>
          </table:table-cell>
          <table:table-cell table:style-name="ce47"/>
          <table:table-cell table:style-name="ce59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LL</text:p>
          </table:table-cell>
          <table:table-cell table:style-name="ce49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50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49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table:style-name="ce51" office:value-type="string" calcext:value-type="string">
            <text:p>VAR</text:p>
          </table:table-cell>
          <table:table-cell table:style-name="ce51"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VALUE_PART</text:p>
          </table:table-cell>
          <table:table-cell table:number-columns-repeated="21"/>
        </table:table-row>
        <table:table-row table:style-name="ro1">
          <table:table-cell table:style-name="ce32" office:value-type="string" calcext:value-type="string">
            <text:p>VALUE_PART</text:p>
          </table:table-cell>
          <table:table-cell table:style-name="ce52" office:value-type="string" calcext:value-type="string">
            <text:p>strLit</text:p>
          </table:table-cell>
          <table:table-cell/>
          <table:table-cell table:style-name="ce62"/>
          <table:table-cell table:number-columns-repeated="21"/>
        </table:table-row>
        <table:table-row table:style-name="ro1">
          <table:table-cell table:style-name="ce33" office:value-type="string" calcext:value-type="string">
            <text:p>VALUE_PART</text:p>
          </table:table-cell>
          <table:table-cell table:style-name="ce53" office:value-type="string" calcext:value-type="string">
            <text:p>VAR</text:p>
          </table:table-cell>
          <table:table-cell/>
          <table:table-cell table:style-name="ce63"/>
          <table:table-cell table:number-columns-repeated="21"/>
        </table:table-row>
        <table:table-row table:style-name="ro1">
          <table:table-cell table:style-name="ce34" office:value-type="string" calcext:value-type="string">
            <text:p>VALUE_PART</text:p>
          </table:table-cell>
          <table:table-cell table:style-name="ce54" office:value-type="string" calcext:value-type="string">
            <text:p>NUMEXPR</text:p>
          </table:table-cell>
          <table:table-cell/>
          <table:table-cell table:style-name="ce64"/>
          <table:table-cell table:number-columns-repeated="21"/>
        </table:table-row>
        <table:table-row table:style-name="ro1">
          <table:table-cell table:style-name="ce35" office:value-type="string" calcext:value-type="string">
            <text:p>VALUE_PART</text:p>
          </table:table-cell>
          <table:table-cell table:style-name="ce54" office:value-type="string" calcext:value-type="string">
            <text:p>BOOL</text:p>
          </table:table-cell>
          <table:table-cell/>
          <table:table-cell table:style-name="ce64"/>
          <table:table-cell table:number-columns-repeated="21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49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_PART</text:p>
          </table:table-cell>
          <table:table-cell table:number-columns-repeated="15"/>
        </table:table-row>
        <table:table-row table:style-name="ro1">
          <table:table-cell table:style-name="ce36" office:value-type="string" calcext:value-type="string">
            <text:p>ELSE_PART</text:p>
          </table:table-cell>
          <table:table-cell table:style-name="ce55" office:value-type="string" calcext:value-type="string">
            <text:p>else</text:p>
          </table:table-cell>
          <table:table-cell table:style-name="ce55" office:value-type="string" calcext:value-type="string">
            <text:p>{</text:p>
          </table:table-cell>
          <table:table-cell table:style-name="ce55" office:value-type="string" calcext:value-type="string">
            <text:p>CODE</text:p>
          </table:table-cell>
          <table:table-cell table:style-name="ce55" office:value-type="string" calcext:value-type="string">
            <text:p>}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ELSE_PART</text:p>
          </table:table-cell>
          <table:table-cell table:style-name="ce56" office:value-type="string" calcext:value-type="string">
            <text:p>ε</text:p>
          </table:table-cell>
          <table:table-cell table:style-name="ce55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table:style-name="ce65" office:value-type="string" calcext:value-type="string">
            <text:p>BOOL2</text:p>
          </table:table-cell>
          <table:table-cell table:style-name="ce65" table:number-columns-repeated="2"/>
          <table:table-cell table:number-columns-repeated="19"/>
        </table:table-row>
        <table:table-row table:style-name="ro1">
          <table:table-cell table:style-name="ce38" office:value-type="string" calcext:value-type="string">
            <text:p>BOOL2</text:p>
          </table:table-cell>
          <table:table-cell table:style-name="ce57" office:value-type="string" calcext:value-type="string">
            <text:p>&lt;</text:p>
          </table:table-cell>
          <table:table-cell table:style-name="ce57" office:value-type="string" calcext:value-type="string">
            <text:p>VAR</text:p>
          </table:table-cell>
          <table:table-cell table:style-name="ce57" office:value-type="string" calcext:value-type="string">
            <text:p>)</text:p>
          </table:table-cell>
          <table:table-cell table:number-columns-repeated="21"/>
        </table:table-row>
        <table:table-row table:style-name="ro1">
          <table:table-cell table:style-name="ce39" office:value-type="string" calcext:value-type="string">
            <text:p>BOOL2</text:p>
          </table:table-cell>
          <table:table-cell table:style-name="ce58" office:value-type="string" calcext:value-type="string">
            <text:p>&gt;</text:p>
          </table:table-cell>
          <table:table-cell table:style-name="ce58" office:value-type="string" calcext:value-type="string">
            <text:p>VAR</text:p>
          </table:table-cell>
          <table:table-cell table:style-name="ce58" office:value-type="string" calcext:value-type="string">
            <text:p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66" office:value-type="string" calcext:value-type="string" table:number-columns-spanned="2" table:number-rows-spanned="1">
            <text:p>CODE</text:p>
          </table:table-cell>
          <table:covered-table-cell table:style-name="ce67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9">
          <table:table-cell table:number-columns-repeated="25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25"/>
        </table:table-row>
        <calcext:conditional-formats>
          <calcext:conditional-format calcext:target-range-address="NewGrammar.G55:NewGrammar.W1048576 NewGrammar.B1:NewGrammar.C1 NewGrammar.B55:NewGrammar.D1048576 NewGrammar.B4:NewGrammar.C4 NewGrammar.D8:NewGrammar.D8 NewGrammar.B8:NewGrammar.C8 NewGrammar.E20:NewGrammar.E20 NewGrammar.B18:NewGrammar.D20 NewGrammar.B26:NewGrammar.E28 NewGrammar.D29:NewGrammar.D29 NewGrammar.E45:NewGrammar.F1048576 NewGrammar.B40:NewGrammar.B40 NewGrammar.C40:NewGrammar.C40 NewGrammar.E29:NewGrammar.E40 NewGrammar.D34:NewGrammar.D40 NewGrammar.F43:NewGrammar.F43 NewGrammar.D43:NewGrammar.E43 NewGrammar.B43:NewGrammar.C44 NewGrammar.D1:NewGrammar.W6 NewGrammar.F37:NewGrammar.W42 NewGrammar.B23:NewGrammar.E25 NewGrammar.E8:NewGrammar.W19 NewGrammar.B11:NewGrammar.D17 NewGrammar.B7:NewGrammar.W7 NewGrammar.B37:NewGrammar.B39 NewGrammar.C37:NewGrammar.C39 NewGrammar.F34:NewGrammar.W36 NewGrammar.B34:NewGrammar.B36 NewGrammar.C34:NewGrammar.C36 NewGrammar.F20:NewGrammar.W33 NewGrammar.B31:NewGrammar.B33 NewGrammar.C30:NewGrammar.C33 NewGrammar.G43:NewGrammar.W54 NewGrammar.B47:NewGrammar.D54">
            <calcext:condition calcext:apply-style-name="Untitled1" calcext:value="=0" calcext:base-cell-address="NewGrammar.B1"/>
          </calcext:conditional-format>
          <calcext:conditional-format calcext:target-range-address="NewGrammar.A2:NewGrammar.A2">
            <calcext:condition calcext:apply-style-name="Untitled1" calcext:value="=0" calcext:base-cell-address="NewGrammar.A2"/>
          </calcext:conditional-format>
          <calcext:conditional-format calcext:target-range-address="NewGrammar.B2:NewGrammar.C3">
            <calcext:condition calcext:apply-style-name="Untitled1" calcext:value="=0" calcext:base-cell-address="NewGrammar.B2"/>
          </calcext:conditional-format>
          <calcext:conditional-format calcext:target-range-address="NewGrammar.A3:NewGrammar.A3">
            <calcext:condition calcext:apply-style-name="Untitled1" calcext:value="=0" calcext:base-cell-address="NewGrammar.A3"/>
          </calcext:conditional-format>
          <calcext:conditional-format calcext:target-range-address="NewGrammar.A5:NewGrammar.A5">
            <calcext:condition calcext:apply-style-name="Untitled1" calcext:value="=0" calcext:base-cell-address="NewGrammar.A5"/>
          </calcext:conditional-format>
          <calcext:conditional-format calcext:target-range-address="NewGrammar.B5:NewGrammar.B5">
            <calcext:condition calcext:apply-style-name="Untitled1" calcext:value="=0" calcext:base-cell-address="NewGrammar.B5"/>
          </calcext:conditional-format>
          <calcext:conditional-format calcext:target-range-address="NewGrammar.A6:NewGrammar.A6">
            <calcext:condition calcext:apply-style-name="Untitled1" calcext:value="=0" calcext:base-cell-address="NewGrammar.A6"/>
          </calcext:conditional-format>
          <calcext:conditional-format calcext:target-range-address="NewGrammar.B6:NewGrammar.B6">
            <calcext:condition calcext:apply-style-name="Untitled1" calcext:value="=0" calcext:base-cell-address="NewGrammar.B6"/>
          </calcext:conditional-format>
          <calcext:conditional-format calcext:target-range-address="NewGrammar.B9:NewGrammar.C9 NewGrammar.C10:NewGrammar.C10">
            <calcext:condition calcext:apply-style-name="Untitled1" calcext:value="=0" calcext:base-cell-address="NewGrammar.B9"/>
          </calcext:conditional-format>
          <calcext:conditional-format calcext:target-range-address="NewGrammar.B10:NewGrammar.B10">
            <calcext:condition calcext:apply-style-name="Untitled1" calcext:value="=0" calcext:base-cell-address="NewGrammar.B10"/>
          </calcext:conditional-format>
          <calcext:conditional-format calcext:target-range-address="NewGrammar.B21:NewGrammar.C21 NewGrammar.C22:NewGrammar.C22">
            <calcext:condition calcext:apply-style-name="Untitled1" calcext:value="=0" calcext:base-cell-address="NewGrammar.B21"/>
          </calcext:conditional-format>
          <calcext:conditional-format calcext:target-range-address="NewGrammar.B22:NewGrammar.B22">
            <calcext:condition calcext:apply-style-name="Untitled1" calcext:value="=0" calcext:base-cell-address="NewGrammar.B22"/>
          </calcext:conditional-format>
          <calcext:conditional-format calcext:target-range-address="NewGrammar.B29:NewGrammar.C29">
            <calcext:condition calcext:apply-style-name="Untitled1" calcext:value="=0" calcext:base-cell-address="NewGrammar.B29"/>
          </calcext:conditional-format>
          <calcext:conditional-format calcext:target-range-address="NewGrammar.A30:NewGrammar.A30">
            <calcext:condition calcext:apply-style-name="Untitled1" calcext:value="=0" calcext:base-cell-address="NewGrammar.A30"/>
          </calcext:conditional-format>
          <calcext:conditional-format calcext:target-range-address="NewGrammar.A31:NewGrammar.A31">
            <calcext:condition calcext:apply-style-name="Untitled1" calcext:value="=0" calcext:base-cell-address="NewGrammar.A31"/>
          </calcext:conditional-format>
          <calcext:conditional-format calcext:target-range-address="NewGrammar.A32:NewGrammar.A32">
            <calcext:condition calcext:apply-style-name="Untitled1" calcext:value="=0" calcext:base-cell-address="NewGrammar.A32"/>
          </calcext:conditional-format>
          <calcext:conditional-format calcext:target-range-address="NewGrammar.A33:NewGrammar.A33">
            <calcext:condition calcext:apply-style-name="Untitled1" calcext:value="=0" calcext:base-cell-address="NewGrammar.A33"/>
          </calcext:conditional-format>
          <calcext:conditional-format calcext:target-range-address="NewGrammar.D30:NewGrammar.D33">
            <calcext:condition calcext:apply-style-name="Untitled1" calcext:value="=0" calcext:base-cell-address="NewGrammar.D30"/>
          </calcext:conditional-format>
          <calcext:conditional-format calcext:target-range-address="NewGrammar.B30:NewGrammar.B33">
            <calcext:condition calcext:apply-style-name="Untitled1" calcext:value="=0" calcext:base-cell-address="NewGrammar.B30"/>
          </calcext:conditional-format>
          <calcext:conditional-format calcext:target-range-address="NewGrammar.G55:NewGrammar.X1048576 NewGrammar.B40:NewGrammar.E40 NewGrammar.B55:NewGrammar.D1048576 NewGrammar.F43:NewGrammar.F43 NewGrammar.E45:NewGrammar.F1048576 NewGrammar.D43:NewGrammar.E43 NewGrammar.B43:NewGrammar.C44 NewGrammar.B1:NewGrammar.X39 NewGrammar.F40:NewGrammar.X42 NewGrammar.G43:NewGrammar.X54 NewGrammar.B47:NewGrammar.D54">
            <calcext:condition calcext:apply-style-name="Untitled1" calcext:value="formula-is(empty())" calcext:base-cell-address="NewGrammar.B1"/>
          </calcext:conditional-format>
          <calcext:conditional-format calcext:target-range-address="NewGrammar.A41:NewGrammar.A41">
            <calcext:condition calcext:apply-style-name="Untitled1" calcext:value="=0" calcext:base-cell-address="NewGrammar.A41"/>
          </calcext:conditional-format>
          <calcext:conditional-format calcext:target-range-address="NewGrammar.A41:NewGrammar.A41">
            <calcext:condition calcext:apply-style-name="Untitled1" calcext:value="formula-is(empty())" calcext:base-cell-address="NewGrammar.A41"/>
          </calcext:conditional-format>
          <calcext:conditional-format calcext:target-range-address="NewGrammar.B41:NewGrammar.E41 NewGrammar.C42:NewGrammar.E42">
            <calcext:condition calcext:apply-style-name="Untitled1" calcext:value="=0" calcext:base-cell-address="NewGrammar.B41"/>
          </calcext:conditional-format>
          <calcext:conditional-format calcext:target-range-address="NewGrammar.B41:NewGrammar.E41 NewGrammar.C42:NewGrammar.E42">
            <calcext:condition calcext:apply-style-name="Untitled1" calcext:value="formula-is(empty())" calcext:base-cell-address="NewGrammar.B41"/>
          </calcext:conditional-format>
          <calcext:conditional-format calcext:target-range-address="NewGrammar.A42:NewGrammar.A42">
            <calcext:condition calcext:apply-style-name="Untitled1" calcext:value="=0" calcext:base-cell-address="NewGrammar.A42"/>
          </calcext:conditional-format>
          <calcext:conditional-format calcext:target-range-address="NewGrammar.A42:NewGrammar.A42">
            <calcext:condition calcext:apply-style-name="Untitled1" calcext:value="formula-is(empty())" calcext:base-cell-address="NewGrammar.A42"/>
          </calcext:conditional-format>
          <calcext:conditional-format calcext:target-range-address="NewGrammar.B42:NewGrammar.B42">
            <calcext:condition calcext:apply-style-name="Untitled1" calcext:value="=0" calcext:base-cell-address="NewGrammar.B42"/>
          </calcext:conditional-format>
          <calcext:conditional-format calcext:target-range-address="NewGrammar.B42:NewGrammar.B42">
            <calcext:condition calcext:apply-style-name="Untitled1" calcext:value="formula-is(empty())" calcext:base-cell-address="NewGrammar.B42"/>
          </calcext:conditional-format>
          <calcext:conditional-format calcext:target-range-address="NewGrammar.D44:NewGrammar.F44">
            <calcext:condition calcext:apply-style-name="Untitled1" calcext:value="=0" calcext:base-cell-address="NewGrammar.D44"/>
          </calcext:conditional-format>
          <calcext:conditional-format calcext:target-range-address="NewGrammar.D44:NewGrammar.F44">
            <calcext:condition calcext:apply-style-name="Untitled1" calcext:value="formula-is(empty())" calcext:base-cell-address="NewGrammar.D44"/>
          </calcext:conditional-format>
          <calcext:conditional-format calcext:target-range-address="NewGrammar.A45:NewGrammar.A45">
            <calcext:condition calcext:apply-style-name="Untitled1" calcext:value="=0" calcext:base-cell-address="NewGrammar.A45"/>
          </calcext:conditional-format>
          <calcext:conditional-format calcext:target-range-address="NewGrammar.A45:NewGrammar.A45">
            <calcext:condition calcext:apply-style-name="Untitled1" calcext:value="formula-is(empty())" calcext:base-cell-address="NewGrammar.A45"/>
          </calcext:conditional-format>
          <calcext:conditional-format calcext:target-range-address="NewGrammar.A46:NewGrammar.A46">
            <calcext:condition calcext:apply-style-name="Untitled1" calcext:value="=0" calcext:base-cell-address="NewGrammar.A46"/>
          </calcext:conditional-format>
          <calcext:conditional-format calcext:target-range-address="NewGrammar.A46:NewGrammar.A46">
            <calcext:condition calcext:apply-style-name="Untitled1" calcext:value="formula-is(empty())" calcext:base-cell-address="NewGrammar.A46"/>
          </calcext:conditional-format>
          <calcext:conditional-format calcext:target-range-address="NewGrammar.B46:NewGrammar.D46">
            <calcext:condition calcext:apply-style-name="Untitled1" calcext:value="=0" calcext:base-cell-address="NewGrammar.B46"/>
          </calcext:conditional-format>
          <calcext:conditional-format calcext:target-range-address="NewGrammar.B46:NewGrammar.D46">
            <calcext:condition calcext:apply-style-name="Untitled1" calcext:value="formula-is(empty())" calcext:base-cell-address="NewGrammar.B46"/>
          </calcext:conditional-format>
          <calcext:conditional-format calcext:target-range-address="NewGrammar.B45:NewGrammar.D45">
            <calcext:condition calcext:apply-style-name="Untitled1" calcext:value="=0" calcext:base-cell-address="NewGrammar.B45"/>
          </calcext:conditional-format>
          <calcext:conditional-format calcext:target-range-address="NewGrammar.B45:NewGrammar.D45">
            <calcext:condition calcext:apply-style-name="Untitled1" calcext:value="formula-is(empty())" calcext:base-cell-address="NewGrammar.B45"/>
          </calcext:conditional-format>
          <calcext:conditional-format calcext:target-range-address="NewGrammar.A21:NewGrammar.A21">
            <calcext:condition calcext:apply-style-name="Untitled1" calcext:value="=0" calcext:base-cell-address="NewGrammar.A21"/>
          </calcext:conditional-format>
          <calcext:conditional-format calcext:target-range-address="NewGrammar.A21:NewGrammar.A21">
            <calcext:condition calcext:apply-style-name="Untitled1" calcext:value="formula-is(empty())" calcext:base-cell-address="NewGrammar.A21"/>
          </calcext:conditional-format>
          <calcext:conditional-format calcext:target-range-address="NewGrammar.A22:NewGrammar.A22">
            <calcext:condition calcext:apply-style-name="Untitled1" calcext:value="=0" calcext:base-cell-address="NewGrammar.A22"/>
          </calcext:conditional-format>
          <calcext:conditional-format calcext:target-range-address="NewGrammar.A22:NewGrammar.A22">
            <calcext:condition calcext:apply-style-name="Untitled1" calcext:value="formula-is(empty())" calcext:base-cell-address="NewGrammar.A22"/>
          </calcext:conditional-format>
        </calcext:conditional-formats>
      </table:table>
      <table:table table:name="First-Follows" table:style-name="ta1">
        <table:table-column table:style-name="co20" table:default-cell-style-name="ce68"/>
        <table:table-column table:style-name="co21" table:default-cell-style-name="ce129"/>
        <table:table-column table:style-name="co22" table:default-cell-style-name="ce129"/>
        <table:table-row table:style-name="ro2">
          <table:table-cell table:style-name="ce127"/>
          <table:table-cell table:style-name="ce128" office:value-type="string" calcext:value-type="string">
            <text:p>FIRST</text:p>
          </table:table-cell>
          <table:table-cell table:style-name="ce128" office:value-type="string" calcext:value-type="string">
            <text:p>FOLLOWS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_D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X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_BRA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_LO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/00/00</text:date>, <text:time style:data-style-name="N2" text:time-value="09:31:13.070041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5-03T10:59:54.446913306</dc:date>
    <meta:editing-duration>PT6H37M40S</meta:editing-duration>
    <meta:editing-cycles>57</meta:editing-cycles>
    <meta:generator>LibreOffice/6.0.7.3$Linux_X86_64 LibreOffice_project/00m0$Build-3</meta:generator>
    <meta:document-statistic meta:table-count="3" meta:cell-count="431" meta:object-count="0"/>
  </office:meta>
</office:document-meta>
</file>